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Emoji', 'Segoe UI Symbol', Lato, 'Liberation Sans', 'Noto Sans', 'Helvetica Neue', Helvetica, sans-serif"/>
  </office:font-face-decls>
  <office:automatic-styles>
    <style:style style:name="P1" style:family="paragraph" style:parent-style-name="Standard">
      <style:text-properties officeooo:paragraph-rsid="0017bef8"/>
    </style:style>
    <style:style style:name="P2" style:family="paragraph" style:parent-style-name="Standard">
      <style:text-properties officeooo:paragraph-rsid="0016a6b6"/>
    </style:style>
    <style:style style:name="P3" style:family="paragraph" style:parent-style-name="Standard">
      <style:text-properties officeooo:paragraph-rsid="00193ac8"/>
    </style:style>
    <style:style style:name="P4" style:family="paragraph" style:parent-style-name="Standard">
      <style:text-properties officeooo:paragraph-rsid="001a81a5"/>
    </style:style>
    <style:style style:name="P5" style:family="paragraph" style:parent-style-name="Standard">
      <style:text-properties officeooo:paragraph-rsid="001ca9a1"/>
    </style:style>
    <style:style style:name="P6" style:family="paragraph" style:parent-style-name="Standard">
      <style:text-properties officeooo:paragraph-rsid="001e6a51"/>
    </style:style>
    <style:style style:name="P7" style:family="paragraph" style:parent-style-name="Standard">
      <style:text-properties style:font-name="Liberation Serif" fo:font-size="12pt" officeooo:paragraph-rsid="001ee2c9" style:font-size-asian="12pt" style:font-size-complex="12pt"/>
    </style:style>
    <style:style style:name="P8" style:family="paragraph" style:parent-style-name="Standard">
      <style:text-properties style:font-name="Liberation Serif" fo:font-size="12pt" officeooo:paragraph-rsid="001fc074" style:font-size-asian="12pt" style:font-size-complex="12pt"/>
    </style:style>
    <style:style style:name="P9" style:family="paragraph" style:parent-style-name="Standard">
      <style:text-properties style:font-name="Liberation Serif" fo:font-size="12pt" officeooo:paragraph-rsid="00378dd3" style:font-size-asian="12pt" style:font-size-complex="12pt"/>
    </style:style>
    <style:style style:name="P10" style:family="paragraph" style:parent-style-name="Standard">
      <style:text-properties style:font-name="Liberation Serif" fo:font-size="12pt" fo:font-weight="normal" officeooo:paragraph-rsid="00367648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Liberation Serif" fo:font-size="12pt" fo:font-weight="normal" officeooo:paragraph-rsid="004799fa" style:font-size-asian="12pt" style:font-weight-asian="normal" style:font-size-complex="12pt" style:font-weight-complex="normal"/>
    </style:style>
    <style:style style:name="P12" style:family="paragraph" style:parent-style-name="Standard">
      <style:text-properties style:font-name="Liberation Serif" officeooo:paragraph-rsid="0023a51d"/>
    </style:style>
    <style:style style:name="P13" style:family="paragraph" style:parent-style-name="Standard">
      <style:text-properties style:font-name="Liberation Serif" fo:font-weight="normal" officeooo:paragraph-rsid="00367648" style:font-weight-asian="normal" style:font-weight-complex="normal"/>
    </style:style>
    <style:style style:name="P14" style:family="paragraph" style:parent-style-name="Standard">
      <style:text-properties officeooo:paragraph-rsid="0022a55c"/>
    </style:style>
    <style:style style:name="P15" style:family="paragraph" style:parent-style-name="Standard">
      <style:text-properties officeooo:paragraph-rsid="0020bcff"/>
    </style:style>
    <style:style style:name="P16" style:family="paragraph" style:parent-style-name="Standard">
      <style:text-properties officeooo:paragraph-rsid="0023ec13"/>
    </style:style>
    <style:style style:name="P17" style:family="paragraph" style:parent-style-name="Standard">
      <style:text-properties officeooo:paragraph-rsid="0028bc81"/>
    </style:style>
    <style:style style:name="P18" style:family="paragraph" style:parent-style-name="Standard">
      <style:text-properties officeooo:paragraph-rsid="002dd124"/>
    </style:style>
    <style:style style:name="P19" style:family="paragraph" style:parent-style-name="Standard">
      <style:text-properties officeooo:paragraph-rsid="002dddde"/>
    </style:style>
    <style:style style:name="P20" style:family="paragraph" style:parent-style-name="Standard">
      <style:text-properties officeooo:paragraph-rsid="002ef771"/>
    </style:style>
    <style:style style:name="P21" style:family="paragraph" style:parent-style-name="Standard">
      <style:text-properties officeooo:paragraph-rsid="0033ffa4"/>
    </style:style>
    <style:style style:name="P22" style:family="paragraph" style:parent-style-name="Standard">
      <style:text-properties officeooo:paragraph-rsid="0035b4e8"/>
    </style:style>
    <style:style style:name="P23" style:family="paragraph" style:parent-style-name="Standard">
      <style:text-properties officeooo:paragraph-rsid="00378dd3"/>
    </style:style>
    <style:style style:name="P24" style:family="paragraph" style:parent-style-name="Standard">
      <style:text-properties officeooo:paragraph-rsid="00398e8c"/>
    </style:style>
    <style:style style:name="P25" style:family="paragraph" style:parent-style-name="Standard">
      <style:text-properties officeooo:paragraph-rsid="003dd3cd"/>
    </style:style>
    <style:style style:name="P26" style:family="paragraph" style:parent-style-name="Standard">
      <style:text-properties officeooo:paragraph-rsid="0035d4fb"/>
    </style:style>
    <style:style style:name="P27" style:family="paragraph" style:parent-style-name="Standard">
      <style:text-properties officeooo:paragraph-rsid="004289f4"/>
    </style:style>
    <style:style style:name="P28" style:family="paragraph" style:parent-style-name="Standard">
      <style:text-properties officeooo:paragraph-rsid="0046666d"/>
    </style:style>
    <style:style style:name="P29" style:family="paragraph" style:parent-style-name="Standard">
      <style:text-properties officeooo:paragraph-rsid="003b6ede"/>
    </style:style>
    <style:style style:name="P30" style:family="paragraph" style:parent-style-name="Standard">
      <style:text-properties officeooo:paragraph-rsid="004799fa"/>
    </style:style>
    <style:style style:name="P31" style:family="paragraph" style:parent-style-name="Standard">
      <style:text-properties officeooo:paragraph-rsid="0047df9f"/>
    </style:style>
    <style:style style:name="P32" style:family="paragraph" style:parent-style-name="Standard">
      <style:text-properties officeooo:paragraph-rsid="004b7970"/>
    </style:style>
    <style:style style:name="P33" style:family="paragraph" style:parent-style-name="Standard">
      <style:text-properties officeooo:paragraph-rsid="0031046c"/>
    </style:style>
    <style:style style:name="T1" style:family="text">
      <style:text-properties officeooo:rsid="0016a6b6"/>
    </style:style>
    <style:style style:name="T2" style:family="text">
      <style:text-properties fo:language="en" fo:country="US" officeooo:rsid="002a255b"/>
    </style:style>
    <style:style style:name="T3" style:family="text">
      <style:text-properties fo:language="en" fo:country="US" officeooo:rsid="0023ec13"/>
    </style:style>
    <style:style style:name="T4" style:family="text">
      <style:text-properties fo:language="en" fo:country="US" officeooo:rsid="00193ac8"/>
    </style:style>
    <style:style style:name="T5" style:family="text">
      <style:text-properties fo:language="en" fo:country="US" officeooo:rsid="0028bc81"/>
    </style:style>
    <style:style style:name="T6" style:family="text">
      <style:text-properties fo:language="en" fo:country="US" officeooo:rsid="0026c31f"/>
    </style:style>
    <style:style style:name="T7" style:family="text">
      <style:text-properties fo:language="en" fo:country="US" officeooo:rsid="002ef771"/>
    </style:style>
    <style:style style:name="T8" style:family="text">
      <style:text-properties fo:language="en" fo:country="US" officeooo:rsid="004289f4"/>
    </style:style>
    <style:style style:name="T9" style:family="text">
      <style:text-properties fo:language="en" fo:country="US" officeooo:rsid="004563fa"/>
    </style:style>
    <style:style style:name="T10" style:family="text">
      <style:text-properties fo:language="uk" fo:country="UA" officeooo:rsid="00193ac8"/>
    </style:style>
    <style:style style:name="T11" style:family="text">
      <style:text-properties fo:language="uk" fo:country="UA" officeooo:rsid="001a81a5"/>
    </style:style>
    <style:style style:name="T12" style:family="text">
      <style:text-properties fo:language="uk" fo:country="UA" officeooo:rsid="0044988c"/>
    </style:style>
    <style:style style:name="T13" style:family="text">
      <style:text-properties fo:language="uk" fo:country="UA" officeooo:rsid="002a255b"/>
    </style:style>
    <style:style style:name="T14" style:family="text">
      <style:text-properties fo:language="uk" fo:country="UA" officeooo:rsid="001f6e98"/>
    </style:style>
    <style:style style:name="T15" style:family="text">
      <style:text-properties fo:language="uk" fo:country="UA" officeooo:rsid="003e19f2"/>
    </style:style>
    <style:style style:name="T16" style:family="text">
      <style:text-properties fo:language="uk" fo:country="UA" officeooo:rsid="00351f53"/>
    </style:style>
    <style:style style:name="T17" style:family="text">
      <style:text-properties fo:language="uk" fo:country="UA" officeooo:rsid="004e3a4b"/>
    </style:style>
    <style:style style:name="T18" style:family="text">
      <style:text-properties fo:language="uk" fo:country="UA" officeooo:rsid="001c69c8"/>
    </style:style>
    <style:style style:name="T19" style:family="text">
      <style:text-properties fo:language="uk" fo:country="UA" officeooo:rsid="001e4491"/>
    </style:style>
    <style:style style:name="T20" style:family="text">
      <style:text-properties fo:language="uk" fo:country="UA" officeooo:rsid="001e6a51"/>
    </style:style>
    <style:style style:name="T21" style:family="text">
      <style:text-properties fo:language="uk" fo:country="UA" officeooo:rsid="0020bcff"/>
    </style:style>
    <style:style style:name="T22" style:family="text">
      <style:text-properties fo:language="uk" fo:country="UA" officeooo:rsid="0022a55c"/>
    </style:style>
    <style:style style:name="T23" style:family="text">
      <style:text-properties fo:language="uk" fo:country="UA" officeooo:rsid="0023ec13"/>
    </style:style>
    <style:style style:name="T24" style:family="text">
      <style:text-properties fo:language="uk" fo:country="UA" officeooo:rsid="0026c31f"/>
    </style:style>
    <style:style style:name="T25" style:family="text">
      <style:text-properties fo:language="uk" fo:country="UA" officeooo:rsid="0027e4ea"/>
    </style:style>
    <style:style style:name="T26" style:family="text">
      <style:text-properties fo:language="uk" fo:country="UA" officeooo:rsid="0028bc81"/>
    </style:style>
    <style:style style:name="T27" style:family="text">
      <style:text-properties fo:language="uk" fo:country="UA" officeooo:rsid="002b94a1"/>
    </style:style>
    <style:style style:name="T28" style:family="text">
      <style:text-properties fo:language="uk" fo:country="UA" officeooo:rsid="002dd124"/>
    </style:style>
    <style:style style:name="T29" style:family="text">
      <style:text-properties fo:language="uk" fo:country="UA" officeooo:rsid="002dddde"/>
    </style:style>
    <style:style style:name="T30" style:family="text">
      <style:text-properties fo:language="uk" fo:country="UA" officeooo:rsid="002ef771"/>
    </style:style>
    <style:style style:name="T31" style:family="text">
      <style:text-properties fo:language="uk" fo:country="UA" officeooo:rsid="00300426"/>
    </style:style>
    <style:style style:name="T32" style:family="text">
      <style:text-properties fo:language="uk" fo:country="UA" officeooo:rsid="0033ffa4"/>
    </style:style>
    <style:style style:name="T33" style:family="text">
      <style:text-properties fo:language="uk" fo:country="UA" officeooo:rsid="0035b4e8"/>
    </style:style>
    <style:style style:name="T34" style:family="text">
      <style:text-properties fo:language="uk" fo:country="UA" officeooo:rsid="0035d4fb"/>
    </style:style>
    <style:style style:name="T35" style:family="text">
      <style:text-properties fo:language="uk" fo:country="UA" officeooo:rsid="003cbb9a"/>
    </style:style>
    <style:style style:name="T36" style:family="text">
      <style:text-properties fo:language="uk" fo:country="UA" officeooo:rsid="003dd3cd"/>
    </style:style>
    <style:style style:name="T37" style:family="text">
      <style:text-properties fo:language="uk" fo:country="UA" officeooo:rsid="003fd303"/>
    </style:style>
    <style:style style:name="T38" style:family="text">
      <style:text-properties fo:language="uk" fo:country="UA" officeooo:rsid="00436a82"/>
    </style:style>
    <style:style style:name="T39" style:family="text">
      <style:text-properties fo:language="uk" fo:country="UA" officeooo:rsid="004563fa"/>
    </style:style>
    <style:style style:name="T40" style:family="text">
      <style:text-properties fo:language="uk" fo:country="UA" officeooo:rsid="0046666d"/>
    </style:style>
    <style:style style:name="T41" style:family="text">
      <style:text-properties fo:language="uk" fo:country="UA" officeooo:rsid="004799fa"/>
    </style:style>
    <style:style style:name="T42" style:family="text">
      <style:text-properties fo:language="uk" fo:country="UA" officeooo:rsid="004b7970"/>
    </style:style>
    <style:style style:name="T43" style:family="text">
      <style:text-properties fo:font-variant="normal" fo:text-transform="none" fo:color="#202122" loext:opacity="100%" style:font-name="Segoe UI" fo:font-size="11.25pt" fo:letter-spacing="normal" fo:language="uk" fo:country="UA" fo:font-style="normal" fo:font-weight="normal" officeooo:rsid="001e6a51"/>
    </style:style>
    <style:style style:name="T44" style:family="text">
      <style:text-properties fo:font-variant="normal" fo:text-transform="none" fo:color="#202122" loext:opacity="100%" fo:letter-spacing="normal" fo:language="uk" fo:country="UA" fo:font-style="normal" fo:font-weight="normal" officeooo:rsid="001e6a51"/>
    </style:style>
    <style:style style:name="T45" style:family="text">
      <style:text-properties fo:font-variant="normal" fo:text-transform="none" fo:color="#202122" loext:opacity="100%" fo:letter-spacing="normal" fo:language="uk" fo:country="UA" fo:font-style="normal" fo:font-weight="normal" officeooo:rsid="001ee2c9"/>
    </style:style>
    <style:style style:name="T46" style:family="text">
      <style:text-properties fo:font-variant="normal" fo:text-transform="none" fo:color="#202122" loext:opacity="100%" fo:letter-spacing="normal" fo:language="uk" fo:country="UA" fo:font-style="normal" fo:font-weight="normal" officeooo:rsid="001fc074"/>
    </style:style>
    <style:style style:name="T47" style:family="text">
      <style:text-properties fo:font-variant="normal" fo:text-transform="none" fo:color="#202122" loext:opacity="100%" fo:letter-spacing="normal" fo:language="uk" fo:country="UA" fo:font-style="normal" fo:font-weight="normal" officeooo:rsid="00420b29"/>
    </style:style>
    <style:style style:name="T48" style:family="text">
      <style:text-properties fo:font-variant="normal" fo:text-transform="none" fo:color="#202122" loext:opacity="100%" fo:letter-spacing="normal" fo:language="uk" fo:country="UA" fo:font-style="normal" officeooo:rsid="0023a51d"/>
    </style:style>
    <style:style style:name="T49" style:family="text">
      <style:text-properties fo:font-variant="normal" fo:text-transform="none" fo:color="#202122" loext:opacity="100%" fo:letter-spacing="normal" fo:language="uk" fo:country="UA" fo:font-style="normal" officeooo:rsid="00351f53"/>
    </style:style>
    <style:style style:name="T50" style:family="text">
      <style:text-properties fo:font-variant="normal" fo:text-transform="none" fo:color="#202122" loext:opacity="100%" fo:letter-spacing="normal" fo:language="uk" fo:country="UA" fo:font-style="normal" officeooo:rsid="002a255b"/>
    </style:style>
    <style:style style:name="T51" style:family="text">
      <style:text-properties fo:font-variant="normal" fo:text-transform="none" fo:color="#202122" loext:opacity="100%" fo:letter-spacing="normal" fo:language="uk" fo:country="UA" fo:font-style="normal" officeooo:rsid="0044988c"/>
    </style:style>
    <style:style style:name="T52" style:family="text">
      <style:text-properties fo:font-variant="normal" fo:text-transform="none" fo:color="#202122" loext:opacity="100%" fo:letter-spacing="normal" fo:language="uk" fo:country="UA" fo:font-style="normal" officeooo:rsid="003fbeb2"/>
    </style:style>
    <style:style style:name="T53" style:family="text">
      <style:text-properties fo:font-variant="normal" fo:text-transform="none" fo:color="#202122" loext:opacity="100%" fo:letter-spacing="normal" fo:language="uk" fo:country="UA" fo:font-style="normal" officeooo:rsid="00367648"/>
    </style:style>
    <style:style style:name="T54" style:family="text">
      <style:text-properties fo:font-variant="normal" fo:text-transform="none" fo:color="#202122" loext:opacity="100%" fo:letter-spacing="normal" fo:language="uk" fo:country="UA" fo:font-style="normal" officeooo:rsid="004799fa"/>
    </style:style>
    <style:style style:name="T55" style:family="text">
      <style:text-properties fo:font-variant="normal" fo:text-transform="none" fo:color="#202122" loext:opacity="100%" fo:letter-spacing="normal" fo:language="uk" fo:country="UA" fo:font-style="normal" officeooo:rsid="004b7970"/>
    </style:style>
    <style:style style:name="T56" style:family="text">
      <style:text-properties fo:font-variant="normal" fo:text-transform="none" fo:color="#202122" loext:opacity="100%" fo:letter-spacing="normal" fo:language="uk" fo:country="UA" fo:font-style="normal" officeooo:rsid="004c3562"/>
    </style:style>
    <style:style style:name="T57" style:family="text">
      <style:text-properties fo:font-variant="normal" fo:text-transform="none" fo:color="#202122" loext:opacity="100%" fo:letter-spacing="normal" fo:language="en" fo:country="US" fo:font-style="normal" fo:font-weight="normal" officeooo:rsid="001fc074"/>
    </style:style>
    <style:style style:name="T58" style:family="text">
      <style:text-properties fo:font-variant="normal" fo:text-transform="none" fo:color="#202122" loext:opacity="100%" fo:font-size="12pt" fo:letter-spacing="normal" fo:language="en" fo:country="US" fo:font-style="normal" fo:font-weight="normal" officeooo:rsid="001fc074" style:font-size-asian="12pt" style:font-size-complex="12pt"/>
    </style:style>
    <style:style style:name="T59" style:family="text">
      <style:text-properties fo:font-variant="normal" fo:text-transform="none" fo:color="#202122" loext:opacity="100%" fo:font-size="12pt" fo:letter-spacing="normal" fo:language="uk" fo:country="UA" fo:font-style="normal" fo:font-weight="normal" officeooo:rsid="001ee2c9" style:font-size-asian="12pt" style:font-size-complex="12pt"/>
    </style:style>
    <style:style style:name="T60" style:family="text">
      <style:text-properties fo:font-variant="normal" fo:text-transform="none" fo:color="#202122" loext:opacity="100%" fo:font-size="12pt" fo:letter-spacing="normal" fo:language="uk" fo:country="UA" fo:font-style="normal" fo:font-weight="normal" officeooo:rsid="0023a51d" style:font-size-asian="12pt" style:font-size-complex="12pt"/>
    </style:style>
    <style:style style:name="T61" style:family="text">
      <style:text-properties fo:font-variant="normal" fo:text-transform="none" fo:color="#202122" loext:opacity="100%" style:font-name="Liberation Serif" fo:font-size="12pt" fo:letter-spacing="normal" fo:language="uk" fo:country="UA" fo:font-style="normal" officeooo:rsid="0023ec13" style:font-size-asian="12pt" style:font-style-asian="normal" style:font-size-complex="12pt" style:font-style-complex="normal"/>
    </style:style>
    <style:style style:name="T62" style:family="text">
      <style:text-properties fo:font-variant="normal" fo:text-transform="none" fo:color="#202122" loext:opacity="100%" style:font-name="Liberation Serif" fo:font-size="12pt" fo:letter-spacing="normal" fo:language="uk" fo:country="UA" fo:font-style="normal" fo:font-weight="normal" officeooo:rsid="001ee2c9" style:font-size-asian="12pt" style:font-size-complex="12pt"/>
    </style:style>
    <style:style style:name="T63" style:family="text">
      <style:text-properties fo:font-variant="normal" fo:text-transform="none" fo:color="#202122" loext:opacity="100%" style:font-name="Liberation Serif" fo:font-size="12pt" fo:letter-spacing="normal" fo:language="uk" fo:country="UA" fo:font-style="normal" fo:font-weight="normal" officeooo:rsid="00433265" style:font-size-asian="12pt" style:font-size-complex="12pt"/>
    </style:style>
    <style:style style:name="T64" style:family="text">
      <style:text-properties fo:font-variant="normal" fo:text-transform="none" fo:color="#202122" loext:opacity="100%" style:font-name="Liberation Serif" fo:font-size="12pt" fo:letter-spacing="normal" fo:language="en" fo:country="US" fo:font-style="normal" fo:font-weight="normal" officeooo:rsid="001fc074" style:font-size-asian="12pt" style:font-size-complex="12pt"/>
    </style:style>
    <style:style style:name="T65" style:family="text">
      <style:text-properties fo:font-variant="normal" fo:text-transform="none" style:font-name="Liberation Serif" fo:letter-spacing="normal" fo:language="uk" fo:country="UA" fo:font-style="normal" fo:font-weight="normal" officeooo:rsid="003fd303"/>
    </style:style>
    <style:style style:name="T66" style:family="text">
      <style:text-properties fo:color="#202122" loext:opacity="100%" style:font-name="Liberation Serif" fo:font-size="12pt" fo:letter-spacing="normal" fo:language="uk" fo:country="UA" fo:font-style="normal" fo:font-weight="normal" officeooo:rsid="0023ec13" style:font-size-asian="12pt" style:font-style-asian="normal" style:font-size-complex="12pt" style:font-style-complex="normal"/>
    </style:style>
    <style:style style:name="T67" style:family="text">
      <style:text-properties fo:color="#202122" loext:opacity="100%" style:font-name="Liberation Serif" fo:font-size="12pt" fo:letter-spacing="normal" fo:language="uk" fo:country="UA" fo:font-style="normal" fo:font-weight="normal" officeooo:rsid="0035b4e8" style:font-size-asian="12pt" style:font-style-asian="normal" style:font-size-complex="12pt" style:font-style-complex="normal"/>
    </style:style>
    <style:style style:name="T68" style:family="text">
      <style:text-properties style:font-name="Liberation Serif" fo:language="uk" fo:country="UA" officeooo:rsid="0023ec13"/>
    </style:style>
    <style:style style:name="T69" style:family="text">
      <style:text-properties style:font-name="Liberation Serif" fo:language="uk" fo:country="UA" officeooo:rsid="0020bc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R</text:span><text:span text:style-name="T14">oller — </text:span><text:span text:style-name="T15">В</text:span><text:span text:style-name="T13">алик</text:span></text:p>
      <text:p text:style-name="Standard">Charger — Нагнітач</text:p>
      <text:p text:style-name="Standard"><text:span text:style-name="T13">Dualies — </text:span><text:span text:style-name="T16">Двійники</text:span></text:p>
      <text:p text:style-name="Standard"><text:span text:style-name="T16">Slosher </text:span><text:span text:style-name="T13">— </text:span><text:span text:style-name="T15">Р</text:span><text:span text:style-name="T16">озливач </text:span></text:p>
      <text:p text:style-name="Standard"><text:span text:style-name="T16">Splatling <text:s/></text:span><text:span text:style-name="T13">— </text:span><text:span text:style-name="T12">Ротор</text:span></text:p>
      <text:p text:style-name="Standard"><text:span text:style-name="T12">Blaster <text:s/></text:span><text:span text:style-name="T13">— </text:span><text:span text:style-name="T17">Бластер</text:span></text:p>
      <text:p text:style-name="Standard"><text:span text:style-name="T12">Brella </text:span><text:span text:style-name="T13">— </text:span><text:span text:style-name="T12">Парасолька</text:span></text:p>
      <text:p text:style-name="P1"/>
      <text:p text:style-name="P1"/>
      <text:p text:style-name="P1">Splattershot — Плескостріл</text:p>
      <text:p text:style-name="Standard">Splattershot Jr. — <text:span text:style-name="T1">Плескостріл Мол.</text:span></text:p>
      <text:p text:style-name="P2">Splattershot Pro — <text:span text:style-name="T1">Плескостріл ПРО</text:span></text:p>
      <text:p text:style-name="P3">Splash-o-matic — <text:span text:style-name="T10">Плескомат</text:span></text:p>
      <text:p text:style-name="P17"><text:span text:style-name="T4">Spl</text:span><text:span text:style-name="T5">oos</text:span><text:span text:style-name="T4">h</text:span><text:span text:style-name="T10">-o-matic — </text:span><text:span text:style-name="T26">Хлюпомат</text:span></text:p>
      <text:p text:style-name="P15"><text:span text:style-name="T10">Jet Squelcher — </text:span><text:span text:style-name="T35">Струмотиск</text:span></text:p>
      <text:p text:style-name="P15"><text:span text:style-name="T21">Aerospray MG — </text:span><text:span text:style-name="T23">Аероспрей</text:span></text:p>
      <text:p text:style-name="P16"><text:span text:style-name="T23">Aerospray PG </text:span><text:span text:style-name="T21">—</text:span><text:span text:style-name="T23"> Аероспрей PG</text:span></text:p>
      <text:p text:style-name="P21"><text:span text:style-name="T66">.52 Gal</text:span><text:span text:style-name="T61"> </text:span><text:span text:style-name="T68"> </text:span><text:span text:style-name="T69">—</text:span><text:span text:style-name="T23"> </text:span><text:span text:style-name="T32">.52 Ґал</text:span></text:p>
      <text:p text:style-name="P22"><text:span text:style-name="T66">.</text:span><text:span text:style-name="T67">96</text:span><text:span text:style-name="T66"> Gal</text:span><text:span text:style-name="T61"> </text:span><text:span text:style-name="T68"> </text:span><text:span text:style-name="T69">—</text:span><text:span text:style-name="T23"> </text:span><text:span text:style-name="T32">.</text:span><text:span text:style-name="T33">96</text:span><text:span text:style-name="T32"> Ґал</text:span></text:p>
      <text:p text:style-name="P26"><text:span text:style-name="T32">Squeezer </text:span><text:span text:style-name="T69">—</text:span><text:span text:style-name="T23"> </text:span><text:span text:style-name="T34">Стискач</text:span></text:p>
      <text:p text:style-name="P27"><text:span text:style-name="T34">N-ZAP '85 </text:span><text:span text:style-name="T69">—</text:span><text:span text:style-name="T34"> N-ZAP '85</text:span></text:p>
      <text:p text:style-name="P27"><text:span text:style-name="T34">N-ZAP '8</text:span><text:span text:style-name="T8">9 </text:span><text:span text:style-name="T69">—</text:span><text:span text:style-name="T23"> </text:span><text:span text:style-name="T8">N-ZAP '89</text:span></text:p>
      <text:p text:style-name="P27"><text:span text:style-name="T8">N-ZAP '83 </text:span><text:span text:style-name="T69">—</text:span><text:span text:style-name="T23"> </text:span><text:span text:style-name="T8">N-ZAP '83</text:span></text:p>
      <text:p text:style-name="P30"><text:span text:style-name="T8">Octo Shot </text:span><text:span text:style-name="T69">—</text:span><text:span text:style-name="T8"> Восьмистріл</text:span></text:p>
      <text:p text:style-name="P31"><text:span text:style-name="T24">H-3 Nozzlenose — </text:span><text:span text:style-name="T29">В-3 Афалінос </text:span><text:span text:style-name="T37">(від А</text:span><text:span text:style-name="T65">фаліна)</text:span></text:p>
      <text:p text:style-name="P31"><text:span text:style-name="T24">H-3 Nozzlenose</text:span><text:span text:style-name="T6"> </text:span><text:span text:style-name="T7">D</text:span><text:span text:style-name="T6"> </text:span><text:span text:style-name="T24">— </text:span><text:span text:style-name="T29">В-3 Афалінос </text:span><text:span text:style-name="T30">Д</text:span></text:p>
      <text:p text:style-name="P31"><text:span text:style-name="T30">L-3 Nozzlenose </text:span><text:span text:style-name="T24">—</text:span><text:span text:style-name="T30"> М</text:span><text:span text:style-name="T29">-3 Афалінос</text:span></text:p>
      <text:p text:style-name="P31"><text:span text:style-name="T30">L-3 Nozzlenose </text:span><text:span text:style-name="T7">D </text:span><text:span text:style-name="T24">—</text:span><text:span text:style-name="T30"> М</text:span><text:span text:style-name="T29">-3 Афалінос </text:span><text:span text:style-name="T30">Д</text:span></text:p>
      <text:p text:style-name="P3"><text:span text:style-name="T10"/></text:p>
      <text:p text:style-name="P3"><text:span text:style-name="T10">Splat Roller — </text:span><text:span text:style-name="T11">Плеск Валик</text:span></text:p>
      <text:p text:style-name="P3"><text:span text:style-name="T11">Carbon Roller — </text:span><text:span text:style-name="T27">Карбоновий Валик</text:span></text:p>
      <text:p text:style-name="P3"><text:span text:style-name="T11">Dynamo Roller — </text:span><text:span text:style-name="T22">Динамо Валик</text:span></text:p>
      <text:p text:style-name="P19"><text:span text:style-name="T22">Flingza Roller </text:span><text:span text:style-name="T11">— </text:span><text:span text:style-name="T29">Автовалик</text:span></text:p>
      <text:p text:style-name="P3"><text:span text:style-name="T22"/></text:p>
      <text:p text:style-name="P17"><text:span text:style-name="T22">Inkbrush </text:span><text:span text:style-name="T11">—</text:span><text:span text:style-name="T22"> </text:span><text:span text:style-name="T26">Пензлик</text:span></text:p>
      <text:p text:style-name="P18"><text:span text:style-name="T26">Octobrush </text:span><text:span text:style-name="T11">—</text:span><text:span text:style-name="T26"> </text:span><text:span text:style-name="T28">Восьмипензлик</text:span></text:p>
      <text:p text:style-name="P17"><text:span text:style-name="T26">Permanent Inkbrush </text:span><text:span text:style-name="T11">—</text:span><text:span text:style-name="T26"> Перманентний Пензлик</text:span></text:p>
      <text:p text:style-name="P3"><text:span text:style-name="T11"/></text:p>
      <text:p text:style-name="P4"><text:span text:style-name="T11">Splat Brella </text:span><text:span text:style-name="T10">—</text:span><text:span text:style-name="T11"> Плескосолька</text:span></text:p>
      <text:p text:style-name="P24"><text:span text:style-name="T11">Undercover Brella </text:span><text:span text:style-name="T10">—</text:span><text:span text:style-name="T11"> Шпигунська парасолька</text:span></text:p>
      <text:p text:style-name="P24"><text:span text:style-name="T11">Tenta Brella - </text:span><text:span text:style-name="T39">Тент</text:span>а<text:span text:style-name="T9">солька</text:span></text:p>
      <text:p text:style-name="P4"><text:span text:style-name="T40"/></text:p>
      <text:p text:style-name="P4"><text:span text:style-name="T11">Dualie Squelchers — </text:span><text:span text:style-name="T18">Подвійний </text:span><text:span text:style-name="T35">Струмотиск</text:span></text:p>
      <text:p text:style-name="P4"><text:span text:style-name="T35">Dark Tetra Dualies - </text:span><text:span text:style-name="T36">Тем</text:span><text:span text:style-name="T35">ні Тетра-двійники</text:span></text:p>
      <text:p text:style-name="P25"><text:span text:style-name="T35">Light Tetra Dualies — </text:span><text:span text:style-name="T36">Світлі </text:span><text:span text:style-name="T35">Тетра-двійники</text:span></text:p>
      <text:p text:style-name="P29"><text:span text:style-name="T18">Splat Dualies </text:span><text:span text:style-name="T11">— Двійники</text:span></text:p>
      <text:p text:style-name="P28"><text:span text:style-name="T35">Dapple Dualies </text:span><text:span text:style-name="T11">— </text:span><text:span text:style-name="T40">Краплемети</text:span></text:p>
      <text:p text:style-name="P30"><text:span text:style-name="T40">Glooga Dualies </text:span><text:span text:style-name="T11">—</text:span><text:span text:style-name="T40"> </text:span><text:span text:style-name="T41">Термо-двійники</text:span></text:p>
      <text:p text:style-name="P4"><text:span text:style-name="T18"/></text:p>
      <text:p text:style-name="P5"><text:span text:style-name="T12">Blaster <text:s/></text:span><text:span text:style-name="T13">— </text:span><text:span text:style-name="T17">Бластер</text:span></text:p>
      <text:p text:style-name="P16"><text:span text:style-name="T17">Range Blaster </text:span><text:span text:style-name="T13">— </text:span><text:span text:style-name="T23">Бластер </text:span><text:span text:style-name="T3">XL</text:span></text:p>
      <text:p text:style-name="P5"><text:span text:style-name="T17">Rapid Blaster — </text:span><text:span text:style-name="T22">Турбобластер</text:span></text:p>
      <text:p text:style-name="P14"><text:soft-page-break/><text:span text:style-name="T22">Rapid Blaster Pro </text:span><text:span text:style-name="T17">— </text:span><text:span text:style-name="T22">Турбобластер ПРО</text:span></text:p>
      <text:p text:style-name="P14"><text:span text:style-name="T22">Clash Blaster — </text:span><text:span text:style-name="T24">Бум</text:span><text:span text:style-name="T25"> Б</text:span><text:span text:style-name="T24">ластер</text:span></text:p>
      <text:p text:style-name="P20"><text:span text:style-name="T30">Luna Blaster — </text:span><text:span text:style-name="T38">Космобластер</text:span></text:p>
      <text:p text:style-name="P5"><text:span text:style-name="T17"/></text:p>
      <text:p text:style-name="P5"><text:span text:style-name="T17">Sloshing Machine — </text:span><text:span text:style-name="T19">Хлюпофугер</text:span></text:p>
      <text:p text:style-name="P33"><text:span text:style-name="T16">Slosher </text:span><text:span text:style-name="T13">— </text:span><text:span text:style-name="T15">Р</text:span><text:span text:style-name="T16">озливач</text:span></text:p>
      <text:p text:style-name="P32"><text:span text:style-name="T16">Explosher — </text:span><text:span text:style-name="T42">Підривач</text:span></text:p>
      <text:p text:style-name="P5"><text:span text:style-name="T19">Tri-Slosher — </text:span><text:span text:style-name="T31">Трихлюп</text:span></text:p>
      <text:p text:style-name="P32"><text:span text:style-name="T31">Bloblobber </text:span><text:span text:style-name="T19">—</text:span><text:span text:style-name="T31"> </text:span><text:span text:style-name="T42">Булятор</text:span></text:p>
      <text:p text:style-name="P5"><text:span text:style-name="T19"/></text:p>
      <text:p text:style-name="P5"><text:span text:style-name="T19">Classic Squiffer — </text:span><text:span text:style-name="T20">Сепаратор </text:span><text:span text:style-name="T43">α</text:span></text:p>
      <text:p text:style-name="P6"><text:span text:style-name="T20">Fresh Squiffer </text:span><text:span text:style-name="T19">—</text:span><text:span text:style-name="T20"> Сепаратор </text:span><text:span text:style-name="T43">γ</text:span></text:p>
      <text:p text:style-name="P6"><text:span text:style-name="T20">New Squiffer </text:span><text:span text:style-name="T19">—</text:span><text:span text:style-name="T20"> Сепаратор </text:span><text:span text:style-name="T43">β</text:span></text:p>
      <text:p text:style-name="P7"><text:span text:style-name="T44">Splat Charger — </text:span><text:span text:style-name="T45">Плеск Нагнітач</text:span></text:p>
      <text:p text:style-name="P7"><text:span text:style-name="T45">Splatterscope - </text:span><text:span text:style-name="T47">Плескоскоп</text:span></text:p>
      <text:p text:style-name="P7"><text:span text:style-name="T45">Bamboozler 14 Mk I — </text:span><text:span text:style-name="T46">Бамбумк 14-</text:span><text:span text:style-name="T57">I</text:span></text:p>
      <text:p text:style-name="P8"><text:span text:style-name="T45">Bamboozler 14 Mk I</text:span><text:span text:style-name="T57">I </text:span><text:span text:style-name="T45">— </text:span><text:span text:style-name="T46">Бамбумк 14-</text:span><text:span text:style-name="T57">II</text:span></text:p>
      <text:p text:style-name="P8"><text:span text:style-name="T45">Bamboozler 14 Mk I</text:span><text:span text:style-name="T57">II </text:span><text:span text:style-name="T45">— </text:span><text:span text:style-name="T46">Бамбумк 14-</text:span><text:span text:style-name="T57">III</text:span></text:p>
      <text:p text:style-name="P9"><text:span text:style-name="T57">E-liter 4K </text:span><text:span text:style-name="T45">— </text:span><text:span text:style-name="T57"><text:s/>Е-літр 4К</text:span></text:p>
      <text:p text:style-name="P23"><text:span text:style-name="T64">E-liter 4K Scope </text:span><text:span text:style-name="T62">— </text:span><text:span text:style-name="T64"><text:s/>Снайп</text:span><text:span text:style-name="T62">-</text:span><text:span text:style-name="T64">Е-літр 4К</text:span></text:p>
      <text:p text:style-name="P23"><text:span text:style-name="T64">Goo Tuber – </text:span><text:span text:style-name="T63">Трубатор</text:span></text:p>
      <text:p text:style-name="P8"><text:span text:style-name="T57"/></text:p>
      <text:p text:style-name="P12"><text:span text:style-name="T58">Hydra Splatling </text:span><text:span text:style-name="T59">—</text:span><text:span text:style-name="T58"> </text:span><text:span text:style-name="T60">Гідра</text:span></text:p>
      <text:p text:style-name="P13"><text:span text:style-name="T49">Splatling <text:s/></text:span><text:span text:style-name="T50">— </text:span><text:span text:style-name="T51">Ротор</text:span></text:p>
      <text:p text:style-name="P13"><text:span text:style-name="T51">Ballpoint Splatling — </text:span><text:span text:style-name="T55">Кульковий Ротор</text:span></text:p>
      <text:p text:style-name="P13"><text:span text:style-name="T51">Mini Splatling — </text:span><text:span text:style-name="T52">Ротор Міні</text:span></text:p>
      <text:p text:style-name="P10"><text:span text:style-name="T48">Heavy Splatling </text:span><text:span text:style-name="T50">— </text:span><text:span text:style-name="T51">Ротор </text:span><text:span text:style-name="T53">ПРО</text:span></text:p>
      <text:p text:style-name="P10"><text:span text:style-name="T53">Nautilus 47 — </text:span><text:span text:style-name="T54">Наут</text:span><text:span text:style-name="T56">и</text:span><text:span text:style-name="T54">лус 47</text:span></text:p>
      <text:p text:style-name="P11"><text:span text:style-name="T53">Nautilus 7</text:span><text:span text:style-name="T54">9</text:span><text:span text:style-name="T53"> — </text:span><text:span text:style-name="T54">Наут</text:span><text:span text:style-name="T56">и</text:span><text:span text:style-name="T54">лус 79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egoe UI" svg:font-family="'Segoe UI', 'Segoe UI Emoji', 'Segoe UI Symbol', Lato, 'Liberation Sans', 'Noto Sans', 'Helvetica Neue', Helvetica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18T19:53:43.135000000</meta:creation-date>
    <dc:date>2025-03-31T20:20:04.485000000</dc:date>
    <meta:editing-duration>PT13H35M36S</meta:editing-duration>
    <meta:editing-cycles>43</meta:editing-cycles>
    <meta:generator>LibreOffice/24.2.4.2$Windows_X86_64 LibreOffice_project/51a6219feb6075d9a4c46691dcfe0cd9c4fff3c2</meta:generator>
    <meta:document-statistic meta:table-count="0" meta:image-count="0" meta:object-count="0" meta:page-count="2" meta:paragraph-count="71" meta:word-count="249" meta:character-count="1897" meta:non-whitespace-character-count="1642"/>
  </office:meta>
</office:document-meta>
</file>